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ma empresa de topologia precisa de um repositório que armazene todos os dados dos levantamentos topológicos que realiza. Por meio desse sistema, os arquivos devem estar acessíveis a todos os funcionários e o sistema deve prover um ambiente que implemente confiabilidade no acesso, mediante senha pessoal e redundância no armazenamento de arquivos, dificultando a perda de informações por dados corrompidos.</text:p>
      <text:p text:style-name="Text_20_body"> </text:p>
      <text:p text:style-name="Text_20_body">Uma das opções apresentadas para os sócios da empresa foi a implantação de um sistema de armazenamento em rede utilizando ou um serviço em nuvem ou criando uma infraestrutura proprietária para o armazenamento dos arquivos.</text:p>
      <text:p text:style-name="Text_20_body"> </text:p>
      <text:p text:style-name="Text_20_body">Para que seja possível à diretoria tomar uma decisão, foi requisitado um relatório técnico apontando as vantagens e desvantagens dos dois tipos de serviços e viabilidade técnica de se implantar uma ou outra solução.</text:p>
      <text:p text:style-name="Text_20_body"> </text:p>
      <text:p text:style-name="Text_20_body">Elabore um texto que explique as vantagens, desvantagens e características das soluções apresentadas e por que a empresa deve optar por uma ou outra, quais as justificativas para manter os dados em um servidor próprio ou em um terceirizado na nuvem.</text:p>
      <text:p text:style-name="Text_20_body">SUA RESPOSTA</text:p>
      <text:p text:style-name="Text_20_body">O armazenamento dos dados em nuvem pode parecer o pensamento mais lógico hoje em dia, tendo em vista a alta disponibilidade, capacidade aumentada e escalável, descentralização do acesso aos dados, redundância e maior garantida da preservação dos dados dentre outros fatores atrativos nesse cenário, porém, é importante observar que, em relação a infraestruturas propprietárias, o custo de implementação pode ser exponencialmente mais alto, isso por que, por trás de todos esses beneficios ainda é necessário manter e suportar hardwares robustos e links que forneçam a disponibilidade a ser ofertada. Portanto, depende muito de quanto a empresa está disposta a investir na terceirização desse serviço e uma análise minuciosa nas reais necessidades no que tange ao armazenamento dos dados. É certo que uma infraestrutura proprietária demandará investimentos altos tanto nos equipamentos como na instalação e manutenção, além dos custos que envolvem espaço e energia elétrica. Como um requisito levantando foi a redundância e disponibilidade segura dos dados, o uso dos serviços de nuvem podem acabar sendo mais atrativos, tendo em vista que toda a infra que seria implementada localmente precisaria ser replicada para atender esse requisito e com ela todos os custos de recursos humanos também seriam duplicados, além dos recursos já citados e a seguranç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2:38:10.606243704</meta:creation-date>
    <dc:date>2022-10-04T02:38:39.894232672</dc:date>
    <meta:editing-duration>PT29S</meta:editing-duration>
    <meta:editing-cycles>1</meta:editing-cycles>
    <meta:document-statistic meta:table-count="0" meta:image-count="0" meta:object-count="0" meta:page-count="1" meta:paragraph-count="9" meta:word-count="377" meta:character-count="2462" meta:non-whitespace-character-count="2088"/>
    <meta:generator>LibreOffice/7.3.6.2$Linux_X86_64 LibreOffice_project/30$Build-2</meta:generator>
  </office:meta>
</office:document-meta>
</file>